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1A6000000B99809DB18601147A8.jpg" manifest:media-type="image/jpe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  <style:font-face style:name="Times1" svg:font-family="Times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15.293cm" fo:margin-left="-0.058cm" fo:margin-top="0cm" fo:margin-bottom="0cm" style:page-number="auto" table:align="left" style:writing-mode="lr-tb"/>
    </style:style>
    <style:style style:name="Table1.A" style:family="table-column">
      <style:table-column-properties style:column-width="1.905cm"/>
    </style:style>
    <style:style style:name="Table1.B" style:family="table-column">
      <style:table-column-properties style:column-width="1.385cm"/>
    </style:style>
    <style:style style:name="Table1.C" style:family="table-column">
      <style:table-column-properties style:column-width="4.27cm"/>
    </style:style>
    <style:style style:name="Table1.D" style:family="table-column">
      <style:table-column-properties style:column-width="7.733cm"/>
    </style:style>
    <style:style style:name="Table1.1" style:family="table-row">
      <style:table-row-properties style:min-row-height="0.665cm" fo:keep-together="auto"/>
    </style:style>
    <style:style style:name="Table1.A1" style:family="table-cell">
      <style:table-cell-properties style:vertical-align="middle" fo:background-color="#dbe5f1" fo:padding-left="0.058cm" fo:padding-right="0cm" fo:padding-top="0cm" fo:padding-bottom="0cm" fo:border="0.5pt solid #999999">
        <style:background-image/>
      </style:table-cell-properties>
    </style:style>
    <style:style style:name="Table1.2" style:family="table-row">
      <style:table-row-properties style:min-row-height="0.499cm" fo:keep-together="auto"/>
    </style:style>
    <style:style style:name="Table1.3" style:family="table-row">
      <style:table-row-properties style:min-row-height="0.6cm" fo:keep-together="auto"/>
    </style:style>
    <style:style style:name="Table1.A3" style:family="table-cell">
      <style:table-cell-properties style:vertical-align="middle" fo:padding-left="0.058cm" fo:padding-right="0cm" fo:padding-top="0cm" fo:padding-bottom="0cm" fo:border="0.5pt solid #999999"/>
    </style:style>
    <style:style style:name="Table1.B3" style:family="table-cell">
      <style:table-cell-properties style:vertical-align="middle" fo:padding-left="0.058cm" fo:padding-right="0cm" fo:padding-top="0cm" fo:padding-bottom="0cm" fo:border="0.5pt solid #999999"/>
    </style:style>
    <style:style style:name="Table1.C3" style:family="table-cell">
      <style:table-cell-properties style:vertical-align="middle" fo:padding-left="0.058cm" fo:padding-right="0cm" fo:padding-top="0cm" fo:padding-bottom="0cm" fo:border="0.5pt solid #999999"/>
    </style:style>
    <style:style style:name="Table1.D3" style:family="table-cell">
      <style:table-cell-properties style:vertical-align="middle" fo:padding-left="0.058cm" fo:padding-right="0cm" fo:padding-top="0cm" fo:padding-bottom="0cm" fo:border="0.5pt solid #999999"/>
    </style:style>
    <style:style style:name="Table2" style:family="table">
      <style:table-properties style:width="8.493cm" fo:margin-left="-0.018cm" fo:margin-top="0cm" fo:margin-bottom="0cm" table:align="left" style:writing-mode="lr-tb"/>
    </style:style>
    <style:style style:name="Table2.A" style:family="table-column">
      <style:table-column-properties style:column-width="2.078cm"/>
    </style:style>
    <style:style style:name="Table2.B" style:family="table-column">
      <style:table-column-properties style:column-width="1.692cm"/>
    </style:style>
    <style:style style:name="Table2.C" style:family="table-column">
      <style:table-column-properties style:column-width="2.559cm"/>
    </style:style>
    <style:style style:name="Table2.D" style:family="table-column">
      <style:table-column-properties style:column-width="2.164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="0.141cm" fo:border="1pt solid #a3a3a3"/>
    </style:style>
    <style:style style:name="Table2.B1" style:family="table-cell">
      <style:table-cell-properties fo:background-color="#00b050" fo:padding="0.141cm" fo:border="1pt solid #a3a3a3">
        <style:background-image/>
      </style:table-cell-properties>
    </style:style>
    <style:style style:name="Table2.C1" style:family="table-cell">
      <style:table-cell-properties fo:background-color="#ffff00" fo:padding="0.141cm" fo:border="1pt solid #a3a3a3">
        <style:background-image/>
      </style:table-cell-properties>
    </style:style>
    <style:style style:name="Table2.D1" style:family="table-cell">
      <style:table-cell-properties fo:background-color="#ff0000" fo:padding="0.141cm" fo:border="1pt solid #a3a3a3">
        <style:background-image/>
      </style:table-cell-properties>
    </style:style>
    <style:style style:name="Table5" style:family="table">
      <style:table-properties style:width="15.302cm" fo:margin-left="-0.058cm" fo:margin-top="0cm" fo:margin-bottom="0cm" table:align="left" style:writing-mode="lr-tb"/>
    </style:style>
    <style:style style:name="Table5.A" style:family="table-column">
      <style:table-column-properties style:column-width="4.299cm"/>
    </style:style>
    <style:style style:name="Table5.B" style:family="table-column">
      <style:table-column-properties style:column-width="8.251cm"/>
    </style:style>
    <style:style style:name="Table5.C" style:family="table-column">
      <style:table-column-properties style:column-width="2.752cm"/>
    </style:style>
    <style:style style:name="Table5.1" style:family="table-row">
      <style:table-row-properties style:min-row-height="0.665cm" fo:keep-together="auto"/>
    </style:style>
    <style:style style:name="Table5.A1" style:family="table-cell">
      <style:table-cell-properties style:vertical-align="middle" fo:background-color="#dbe5f1" fo:padding-left="0.058cm" fo:padding-right="0cm" fo:padding-top="0cm" fo:padding-bottom="0cm" fo:border="0.5pt solid #999999">
        <style:background-image/>
      </style:table-cell-properties>
    </style:style>
    <style:style style:name="Table5.2" style:family="table-row">
      <style:table-row-properties style:min-row-height="0.499cm" fo:keep-together="auto"/>
    </style:style>
    <style:style style:name="Table5.3" style:family="table-row">
      <style:table-row-properties style:min-row-height="0.6cm" fo:keep-together="auto"/>
    </style:style>
    <style:style style:name="Table5.A3" style:family="table-cell">
      <style:table-cell-properties style:vertical-align="middle" fo:padding-left="0.058cm" fo:padding-right="0cm" fo:padding-top="0cm" fo:padding-bottom="0cm" fo:border="0.5pt solid #999999"/>
    </style:style>
    <style:style style:name="Table5.B3" style:family="table-cell">
      <style:table-cell-properties style:vertical-align="middle" fo:padding-left="0.058cm" fo:padding-right="0cm" fo:padding-top="0cm" fo:padding-bottom="0cm" fo:border="0.5pt solid #999999"/>
    </style:style>
    <style:style style:name="Table5.C3" style:family="table-cell">
      <style:table-cell-properties style:vertical-align="middle" fo:padding-left="0.058cm" fo:padding-right="0cm" fo:padding-top="0cm" fo:padding-bottom="0cm" fo:border="0.5pt solid #999999"/>
    </style:style>
    <style:style style:name="Table5.A4" style:family="table-cell">
      <style:table-cell-properties style:vertical-align="middle" fo:padding-left="0.058cm" fo:padding-right="0cm" fo:padding-top="0cm" fo:padding-bottom="0cm" fo:border="0.5pt solid #999999"/>
    </style:style>
    <style:style style:name="Table5.B4" style:family="table-cell">
      <style:table-cell-properties style:vertical-align="middle" fo:padding-left="0.058cm" fo:padding-right="0cm" fo:padding-top="0cm" fo:padding-bottom="0cm" fo:border="0.5pt solid #999999"/>
    </style:style>
    <style:style style:name="Table5.C4" style:family="table-cell">
      <style:table-cell-properties style:vertical-align="middle" fo:padding-left="0.058cm" fo:padding-right="0cm" fo:padding-top="0cm" fo:padding-bottom="0cm" fo:border="0.5pt solid #999999"/>
    </style:style>
    <style:style style:name="P1" style:family="paragraph" style:parent-style-name="Comments">
      <style:paragraph-properties fo:margin-top="0cm" fo:margin-bottom="0.423cm" loext:contextual-spacing="false" fo:line-height="100%" fo:text-align="justify" style:justify-single-word="false"/>
      <style:text-properties style:font-name="Times" fo:font-size="10pt" style:font-name-asian="Times1" style:font-size-asian="10pt" style:language-asian="pt" style:country-asian="BR" style:font-name-complex="Times New Roman1" style:font-size-complex="10pt"/>
    </style:style>
    <style:style style:name="P2" style:family="paragraph" style:parent-style-name="Header">
      <style:paragraph-properties fo:margin-top="0cm" fo:margin-bottom="0.423cm" loext:contextual-spacing="false" fo:line-height="100%" fo:text-align="justify" style:justify-single-word="false"/>
      <style:text-properties style:font-name="Times" fo:font-size="10pt" style:font-name-asian="Times1" style:font-size-asian="10pt" style:language-asian="pt" style:country-asian="BR" style:font-name-complex="Times New Roman1" style:font-size-complex="10pt"/>
    </style:style>
    <style:style style:name="P3" style:family="paragraph" style:parent-style-name="Header">
      <style:paragraph-properties fo:margin-top="0cm" fo:margin-bottom="0.423cm" loext:contextual-spacing="false" fo:line-height="100%" fo:text-align="justify" style:justify-single-word="false"/>
      <style:text-properties style:font-name="Times" fo:font-size="10pt" officeooo:rsid="000aa6a4" officeooo:paragraph-rsid="000aa6a4" style:font-name-asian="Times1" style:font-size-asian="10pt" style:language-asian="pt" style:country-asian="BR" style:font-name-complex="Times New Roman1" style:font-size-complex="10pt"/>
    </style:style>
    <style:style style:name="P4" style:family="paragraph" style:parent-style-name="Footer">
      <style:paragraph-properties fo:margin-top="0.212cm" fo:margin-bottom="0.212cm" loext:contextual-spacing="false" fo:text-align="end" style:justify-single-word="false"/>
    </style:style>
    <style:style style:name="P5" style:family="paragraph" style:parent-style-name="Versões">
      <style:text-properties officeooo:rsid="000aa6a4" officeooo:paragraph-rsid="000aa6a4"/>
    </style:style>
    <style:style style:name="P6" style:family="paragraph" style:parent-style-name="Contents_20_1">
      <style:paragraph-properties>
        <style:tab-stops>
          <style:tab-stop style:position="0.776cm"/>
          <style:tab-stop style:position="14.982cm" style:type="right" style:leader-style="dotted" style:leader-text="."/>
        </style:tab-stops>
      </style:paragraph-properties>
    </style:style>
    <style:style style:name="P7" style:family="paragraph" style:parent-style-name="Standard">
      <style:text-properties fo:language="en" fo:country="US"/>
    </style:style>
    <style:style style:name="P8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9" style:family="paragraph" style:parent-style-name="Standard">
      <style:text-properties officeooo:rsid="000c456a" officeooo:paragraph-rsid="000c456a"/>
    </style:style>
    <style:style style:name="P10" style:family="paragraph" style:parent-style-name="Heading_20_1" style:list-style-name="WWNum1"/>
    <style:style style:name="P11" style:family="paragraph" style:parent-style-name="Footer">
      <style:paragraph-properties fo:margin-top="0.212cm" fo:margin-bottom="0.212cm" loext:contextual-spacing="false"/>
      <style:text-properties fo:color="#244061"/>
    </style:style>
    <style:style style:name="P12" style:family="paragraph" style:parent-style-name="Versões">
      <style:text-properties fo:font-weight="bold" style:font-weight-asian="bold"/>
    </style:style>
    <style:style style:name="P13" style:family="paragraph" style:parent-style-name="Comments">
      <style:paragraph-properties fo:margin-top="0cm" fo:margin-bottom="0.423cm" loext:contextual-spacing="false" fo:line-height="100%" fo:text-align="justify" style:justify-single-word="false"/>
      <style:text-properties style:font-name="Times" fo:font-size="11pt" style:font-name-asian="Times1" style:font-size-asian="11pt" style:language-asian="pt" style:country-asian="BR" style:font-name-complex="Times New Roman1" style:font-size-complex="11pt"/>
    </style:style>
    <style:style style:name="P14" style:family="paragraph" style:parent-style-name="List_20_Paragraph" style:list-style-name="WWNum3"/>
    <style:style style:name="P15" style:family="paragraph" style:parent-style-name="List_20_Paragraph" style:list-style-name="WWNum4"/>
    <style:style style:name="T1" style:family="text">
      <style:text-properties fo:color="#244061"/>
    </style:style>
    <style:style style:name="T2" style:family="text">
      <style:text-properties style:font-name="Calibri" fo:language="en" fo:country="US"/>
    </style:style>
    <style:style style:name="T3" style:family="text">
      <style:text-properties text:display="true"/>
    </style:style>
    <style:style style:name="T4" style:family="text">
      <style:text-properties officeooo:rsid="000c6120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table:number-columns-spanned="4" office:value-type="string">
            <text:p text:style-name="P12">Controle de Versões</text:p>
          </table:table-cell>
          <table:covered-table-cell/>
          <table:covered-table-cell/>
          <table:covered-table-cell/>
        </table:table-row>
        <table:table-row table:style-name="Table1.2">
          <table:table-cell table:style-name="Table1.A1" office:value-type="string">
            <text:p text:style-name="P12">Versão</text:p>
          </table:table-cell>
          <table:table-cell table:style-name="Table1.A1" office:value-type="string">
            <text:p text:style-name="P12">Data</text:p>
          </table:table-cell>
          <table:table-cell table:style-name="Table1.A1" office:value-type="string">
            <text:p text:style-name="P12">Autor</text:p>
          </table:table-cell>
          <table:table-cell table:style-name="Table1.A1" office:value-type="string">
            <text:p text:style-name="P12">Notas da Revisão</text:p>
          </table:table-cell>
        </table:table-row>
        <table:table-row table:style-name="Table1.3">
          <table:table-cell table:style-name="Table1.A3" office:value-type="string">
            <text:p text:style-name="P5">1.0</text:p>
          </table:table-cell>
          <table:table-cell table:style-name="Table1.B3" office:value-type="string">
            <text:p text:style-name="Versões"/>
          </table:table-cell>
          <table:table-cell table:style-name="Table1.C3" office:value-type="string">
            <text:p text:style-name="P5">Mateus Tomoo Yonemoto Peixoto</text:p>
          </table:table-cell>
          <table:table-cell table:style-name="Table1.D3" office:value-type="string">
            <text:p text:style-name="P5">Elaboração do Documento</text:p>
          </table:table-cell>
        </table:table-row>
      </table:table>
      <text:p text:style-name="Standard"/>
      <text:p text:style-name="Standard"/>
      <text:p text:style-name="Contents_20_Heading">Sumário</text:p>
      <text:table-of-content text:style-name="Sect1" text:protected="true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6"><text:a xlink:type="simple" xlink:href="#_Toc427092159" text:style-name="Index_20_Link" text:visited-style-name="Index_20_Link">1</text:a><text:a xlink:type="simple" xlink:href="#_Toc427092159" text:style-name="Index_20_Link" text:visited-style-name="Index_20_Link"><text:span text:style-name="T2"><text:tab/></text:span></text:a><text:a xlink:type="simple" xlink:href="#_Toc427092159" text:style-name="Index_20_Link" text:visited-style-name="Index_20_Link">Objetivos deste documento</text:a><text:a xlink:type="simple" xlink:href="#_Toc427092159" text:style-name="Index_20_Link" text:visited-style-name="Index_20_Link"><text:span text:style-name="T3"><text:tab/>1</text:span></text:a></text:p>
          <text:p text:style-name="P6"><text:a xlink:type="simple" xlink:href="#_Toc427092160" text:style-name="Index_20_Link" text:visited-style-name="Index_20_Link">2</text:a><text:a xlink:type="simple" xlink:href="#_Toc427092160" text:style-name="Index_20_Link" text:visited-style-name="Index_20_Link"><text:span text:style-name="T2"><text:tab/></text:span></text:a><text:a xlink:type="simple" xlink:href="#_Toc427092160" text:style-name="Index_20_Link" text:visited-style-name="Index_20_Link">Linha de base do Escopo do Projeto</text:a><text:a xlink:type="simple" xlink:href="#_Toc427092160" text:style-name="Index_20_Link" text:visited-style-name="Index_20_Link"><text:span text:style-name="T3"><text:tab/>1</text:span></text:a></text:p>
          <text:p text:style-name="P6"><text:a xlink:type="simple" xlink:href="#_Toc427092161" text:style-name="Index_20_Link" text:visited-style-name="Index_20_Link">3</text:a><text:a xlink:type="simple" xlink:href="#_Toc427092161" text:style-name="Index_20_Link" text:visited-style-name="Index_20_Link"><text:span text:style-name="T2"><text:tab/></text:span></text:a><text:a xlink:type="simple" xlink:href="#_Toc427092161" text:style-name="Index_20_Link" text:visited-style-name="Index_20_Link">Organização do Projeto e Matriz de Responsabilidade</text:a><text:a xlink:type="simple" xlink:href="#_Toc427092161" text:style-name="Index_20_Link" text:visited-style-name="Index_20_Link"><text:span text:style-name="T3"><text:tab/>1</text:span></text:a></text:p>
          <text:p text:style-name="P6"><text:a xlink:type="simple" xlink:href="#_Toc427092162" text:style-name="Index_20_Link" text:visited-style-name="Index_20_Link">4</text:a><text:a xlink:type="simple" xlink:href="#_Toc427092162" text:style-name="Index_20_Link" text:visited-style-name="Index_20_Link"><text:span text:style-name="T2"><text:tab/></text:span></text:a><text:a xlink:type="simple" xlink:href="#_Toc427092162" text:style-name="Index_20_Link" text:visited-style-name="Index_20_Link">Cronograma de Execução e Orçamento do Projeto</text:a><text:a xlink:type="simple" xlink:href="#_Toc427092162" text:style-name="Index_20_Link" text:visited-style-name="Index_20_Link"><text:span text:style-name="T3"><text:tab/>2</text:span></text:a></text:p>
          <text:p text:style-name="P6"><text:a xlink:type="simple" xlink:href="#_Toc427092163" text:style-name="Index_20_Link" text:visited-style-name="Index_20_Link">5</text:a><text:a xlink:type="simple" xlink:href="#_Toc427092163" text:style-name="Index_20_Link" text:visited-style-name="Index_20_Link"><text:span text:style-name="T2"><text:tab/></text:span></text:a><text:a xlink:type="simple" xlink:href="#_Toc427092163" text:style-name="Index_20_Link" text:visited-style-name="Index_20_Link">Como será medido o Progresso do Projeto</text:a><text:a xlink:type="simple" xlink:href="#_Toc427092163" text:style-name="Index_20_Link" text:visited-style-name="Index_20_Link"><text:span text:style-name="T3"><text:tab/>2</text:span></text:a></text:p>
          <text:p text:style-name="P6"><text:a xlink:type="simple" xlink:href="#_Toc427092164" text:style-name="Index_20_Link" text:visited-style-name="Index_20_Link">6</text:a><text:a xlink:type="simple" xlink:href="#_Toc427092164" text:style-name="Index_20_Link" text:visited-style-name="Index_20_Link"><text:span text:style-name="T2"><text:tab/></text:span></text:a><text:a xlink:type="simple" xlink:href="#_Toc427092164" text:style-name="Index_20_Link" text:visited-style-name="Index_20_Link">Gestão de Riscos e Problemas</text:a><text:a xlink:type="simple" xlink:href="#_Toc427092164" text:style-name="Index_20_Link" text:visited-style-name="Index_20_Link"><text:span text:style-name="T3"><text:tab/>2</text:span></text:a></text:p>
          <text:p text:style-name="P6"><text:a xlink:type="simple" xlink:href="#_Toc427092165" text:style-name="Index_20_Link" text:visited-style-name="Index_20_Link">7</text:a><text:a xlink:type="simple" xlink:href="#_Toc427092165" text:style-name="Index_20_Link" text:visited-style-name="Index_20_Link"><text:span text:style-name="T2"><text:tab/></text:span></text:a><text:a xlink:type="simple" xlink:href="#_Toc427092165" text:style-name="Index_20_Link" text:visited-style-name="Index_20_Link">Gestão da Comunicação</text:a><text:a xlink:type="simple" xlink:href="#_Toc427092165" text:style-name="Index_20_Link" text:visited-style-name="Index_20_Link"><text:span text:style-name="T3"><text:tab/>2</text:span></text:a></text:p>
          <text:p text:style-name="P6"><text:a xlink:type="simple" xlink:href="#_Toc427092166" text:style-name="Index_20_Link" text:visited-style-name="Index_20_Link">8</text:a><text:a xlink:type="simple" xlink:href="#_Toc427092166" text:style-name="Index_20_Link" text:visited-style-name="Index_20_Link"><text:span text:style-name="T2"><text:tab/></text:span></text:a><text:a xlink:type="simple" xlink:href="#_Toc427092166" text:style-name="Index_20_Link" text:visited-style-name="Index_20_Link">Gestão de mudança de Escopo</text:a><text:a xlink:type="simple" xlink:href="#_Toc427092166" text:style-name="Index_20_Link" text:visited-style-name="Index_20_Link"><text:span text:style-name="T3"><text:tab/>2</text:span></text:a></text:p>
          <text:p text:style-name="Standard"/>
        </text:index-body>
      </text:table-of-content>
      <text:p text:style-name="Standard"/>
      <text:p text:style-name="Standard"><text:bookmark text:name="_GoBack"/></text:p>
      <text:list xml:id="list7671659522707527642" text:style-name="WWNum1">
        <text:list-item>
          <text:h text:style-name="P10" text:outline-level="1"><text:bookmark-start text:name="_Toc427092159"/>Objetivos deste documento<text:bookmark-end text:name="_Toc427092159"/></text:h>
        </text:list-item>
      </text:list>
      <text:p text:style-name="P9">Este do<text:span text:style-name="T4">cumento </text:span></text:p>
      <text:p text:style-name="Comments">[Descreva o motivo pelo qual esse documento será usado]</text:p>
      <text:p text:style-name="Comments">[Explicação: O <text:a xlink:type="simple" xlink:href="http://escritoriodeprojetos.com.br/plano-de-gerenciamento-do-projeto.aspx" text:style-name="Internet_20_link" text:visited-style-name="Visited_20_Internet_20_Link">Plano de gerenciamento do projeto</text:a> está preenchido baseado nos processos adotados na <text:a xlink:type="simple" xlink:href="http://escritoriodeprojetos.com.br/metodologia-pmo.aspx" text:style-name="Internet_20_link" text:visited-style-name="Visited_20_Internet_20_Link">Metodologia PMO</text:a>. Adapte-o conforme sua necessidade.]</text:p>
      <text:p text:style-name="Standard">Descrever junto com seus <text:a xlink:type="simple" xlink:href="http://escritoriodeprojetos.com.br/templates-de-plano-de-gerenciamento-de-projetos.aspx" text:style-name="Internet_20_link" text:visited-style-name="Visited_20_Internet_20_Link">planos auxiliares</text:a>, como o projeto será executado, controlado, monitorado e encerrado.</text:p>
      <text:p text:style-name="Standard">Além de servir como guia para a equipe durante todo o projeto.</text:p>
      <text:p text:style-name="Standard"/>
      <text:p text:style-name="Standard"/>
      <text:list xml:id="list210136827921817" text:continue-numbering="true" text:style-name="WWNum1">
        <text:list-item>
          <text:h text:style-name="P10" text:outline-level="1"><text:bookmark-start text:name="_Toc427092160"/><text:bookmark-start text:name="_Toc383330992"/>Linha de base do Escopo do Projeto<text:bookmark-end text:name="_Toc427092160"/><text:bookmark-end text:name="_Toc383330992"/></text:h>
        </text:list-item>
      </text:list>
      <text:p text:style-name="Comments">[Descrição detalhada do escopo do projeto]</text:p>
      <text:p text:style-name="Standard">A <text:a xlink:type="simple" xlink:href="http://escritoriodeprojetos.com.br/linha-de-base-do-escopo.aspx" text:style-name="Internet_20_link" text:visited-style-name="Visited_20_Internet_20_Link">Linha de base do escopo</text:a> é composta pelos seguintes documentos em anexo:</text:p>
      <text:list xml:id="list6919699073368927215" text:style-name="WWNum3">
        <text:list-item>
          <text:p text:style-name="P14"><text:a xlink:type="simple" xlink:href="http://escritoriodeprojetos.com.br/SharedFiles/Download.aspx?pageid=18&amp;mid=24&amp;fileid=19" text:style-name="Internet_20_link" text:visited-style-name="Visited_20_Internet_20_Link">Declaração do escopo do projeto</text:a>;</text:p>
        </text:list-item>
        <text:list-item>
          <text:p text:style-name="P14"><text:a xlink:type="simple" xlink:href="http://escritoriodeprojetos.com.br/eap.aspx" text:style-name="Internet_20_link" text:visited-style-name="Visited_20_Internet_20_Link">Estrutura analítica do projeto - EAP</text:a>;</text:p>
        </text:list-item>
        <text:list-item>
          <text:p text:style-name="P14"><text:a xlink:type="simple" xlink:href="http://escritoriodeprojetos.com.br/dicionario-da-eap.aspx" text:style-name="Internet_20_link" text:visited-style-name="Visited_20_Internet_20_Link">Dicionário da EAP</text:a>. </text:p>
        </text:list-item>
      </text:list>
      <text:p text:style-name="Standard">A <text:a xlink:type="simple" xlink:href="http://escritoriodeprojetos.com.br/SharedFiles/Download.aspx?pageid=18&amp;mid=24&amp;fileid=19" text:style-name="Internet_20_link" text:visited-style-name="Visited_20_Internet_20_Link">Declaração do escopo do projeto</text:a> contém:</text:p>
      <text:list xml:id="list3210396393447197868" text:style-name="WWNum4">
        <text:list-item>
          <text:p text:style-name="P15">Situação atual e justificativa do projeto;</text:p>
        </text:list-item>
        <text:list-item>
          <text:p text:style-name="P15">Objetivos SMART e critérios de sucesso do projeto;</text:p>
        </text:list-item>
        <text:list-item>
          <text:p text:style-name="P15"><text:a xlink:type="simple" xlink:href="http://escritoriodeprojetos.com.br/premissas-de-um-projeto.aspx" text:style-name="Internet_20_link" text:visited-style-name="Visited_20_Internet_20_Link">Premissas do projeto</text:a>;</text:p>
        </text:list-item>
        <text:list-item>
          <text:p text:style-name="P15"><text:a xlink:type="simple" xlink:href="http://escritoriodeprojetos.com.br/-restricoes-de-um-projeto.aspx" text:style-name="Internet_20_link" text:visited-style-name="Visited_20_Internet_20_Link">Restrições do projeto</text:a>.</text:p>
        </text:list-item>
      </text:list>
      <text:p text:style-name="Standard"><text:s/></text:p>
      <text:p text:style-name="Standard"><text:soft-page-break/></text:p>
      <text:list xml:id="list210137524451059" text:continue-list="list210136827921817" text:style-name="WWNum1">
        <text:list-item>
          <text:h text:style-name="P10" text:outline-level="1"><text:bookmark-start text:name="_Toc427092161"/>Organização do Projeto e Matriz de Responsabilidade<text:bookmark-end text:name="_Toc427092161"/></text:h>
        </text:list-item>
      </text:list>
      <text:p text:style-name="Comments">[Defina os envolvidos e suas responsabilidades das entregas principais definidas na EAP. ]</text:p>
      <text:p text:style-name="Comments">[Vide matriz RACI adaptada no <text:a xlink:type="simple" xlink:href="http://escritoriodeprojetos.com.br/SharedFiles/Download.aspx?pageid=92&amp;mid=24&amp;fileid=132" text:style-name="Internet_20_link" text:visited-style-name="Visited_20_Internet_20_Link">Dicionário da EAP.xlsx</text:a> com as responsabilidades das entregas da EAP. ]</text:p>
      <text:p text:style-name="Standard">Veja documentos de <text:a xlink:type="simple" xlink:href="http://escritoriodeprojetos.com.br/registro-das-partes-interessadas.aspx" text:style-name="Internet_20_link" text:visited-style-name="Visited_20_Internet_20_Link">Registro das partes interessadas</text:a> e o <text:a xlink:type="simple" xlink:href="http://escritoriodeprojetos.com.br/dicionario-da-eap.aspx" text:style-name="Internet_20_link" text:visited-style-name="Visited_20_Internet_20_Link">Dicionário da EAP</text:a> em anexo.</text:p>
      <text:p text:style-name="Standard"/>
      <text:p text:style-name="Standard"/>
      <text:list xml:id="list210136931887961" text:continue-numbering="true" text:style-name="WWNum1">
        <text:list-item>
          <text:h text:style-name="P10" text:outline-level="1"><text:bookmark-start text:name="_Toc427092162"/>Cronograma de Execução e Orçamento do Projeto<text:bookmark-end text:name="_Toc427092162"/></text:h>
        </text:list-item>
      </text:list>
      <text:p text:style-name="Comments">[Baseado na EAP, defina tarefas, duração, Início, Término e Recursos necessários. Esta seção será criada automaticamente a partir do MS Project. Saiba mais em <text:a xlink:type="simple" xlink:href="http://escritoriodeprojetos.com.br/planejamento.aspx#3.4.6" text:style-name="Internet_20_link" text:visited-style-name="Visited_20_Internet_20_Link">Criar o cronograma e o orçamento do projeto</text:a>]</text:p>
      <text:p text:style-name="Standard">Veja cronograma em anexo.</text:p>
      <text:p text:style-name="Standard">Para visualizar o prazo, use a visão PMO-Gantt Chart.</text:p>
      <text:p text:style-name="Standard">Para visualizar os custos, use a visão PMO-Custos do cronograma.</text:p>
      <text:p text:style-name="Standard"/>
      <text:p text:style-name="Standard"/>
      <text:list xml:id="list210136476936264" text:continue-numbering="true" text:style-name="WWNum1">
        <text:list-item>
          <text:h text:style-name="P10" text:outline-level="1"><text:bookmark-start text:name="_Toc427092163"/><text:bookmark-start text:name="_Toc383330999"/>Como será medido o Progresso do Projeto<text:bookmark-end text:name="_Toc427092163"/><text:bookmark-end text:name="_Toc383330999"/></text:h>
        </text:list-item>
      </text:list>
      <text:p text:style-name="Comments">[Defina como será medido o progresso do projeto. ]</text:p>
      <text:p text:style-name="Standard">Através do <text:a xlink:type="simple" xlink:href="http://escritoriodeprojetos.com.br/gerenciamento-do-valor-agregado.aspx" text:style-name="Internet_20_link" text:visited-style-name="Visited_20_Internet_20_Link">Gerenciamento do valor agregado</text:a> e de seus indicadores de prazo e custo (SPI &amp; CPI) e semáforos para indicar o progresso do projeto. </text:p>
      <text:p text:style-name="Standard">Os critérios serão: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Standard">Indicador</text:p>
          </table:table-cell>
          <table:table-cell table:style-name="Table2.B1" office:value-type="string">
            <text:p text:style-name="P7">Verde</text:p>
          </table:table-cell>
          <table:table-cell table:style-name="Table2.C1" office:value-type="string">
            <text:p text:style-name="Standard">Amarelo</text:p>
          </table:table-cell>
          <table:table-cell table:style-name="Table2.D1" office:value-type="string">
            <text:p text:style-name="Standard">Vermelho</text:p>
          </table:table-cell>
        </table:table-row>
        <table:table-row table:style-name="Table2.1">
          <table:table-cell table:style-name="Table2.A1" office:value-type="string">
            <text:p text:style-name="P7">SPI</text:p>
          </table:table-cell>
          <table:table-cell table:style-name="Table2.A1" office:value-type="string">
            <text:p text:style-name="P7">&gt;= 1.0</text:p>
          </table:table-cell>
          <table:table-cell table:style-name="Table2.A1" office:value-type="string">
            <text:p text:style-name="P7">&gt;= 0.9 &lt; 1.0</text:p>
          </table:table-cell>
          <table:table-cell table:style-name="Table2.A1" office:value-type="string">
            <text:p text:style-name="P7">&lt; 0.9</text:p>
          </table:table-cell>
        </table:table-row>
        <table:table-row table:style-name="Table2.1">
          <table:table-cell table:style-name="Table2.A1" office:value-type="string">
            <text:p text:style-name="P7">CPI</text:p>
          </table:table-cell>
          <table:table-cell table:style-name="Table2.A1" office:value-type="string">
            <text:p text:style-name="P7">&gt;= 1.0</text:p>
          </table:table-cell>
          <table:table-cell table:style-name="Table2.A1" office:value-type="string">
            <text:p text:style-name="P7">&gt;= 0.9 &lt; 1.0</text:p>
          </table:table-cell>
          <table:table-cell table:style-name="Table2.A1" office:value-type="string">
            <text:p text:style-name="P7">&lt; 0.9</text:p>
          </table:table-cell>
        </table:table-row>
      </table:table>
      <text:p text:style-name="P7"> </text:p>
      <text:p text:style-name="Standard">Para isso, a linha base de tempo e custos é salva após a conclusão do planejamento. </text:p>
      <text:p text:style-name="Standard">Após isso, será feito o acompanhamento semanal entre o planejado (linha de base salva) com o realizado.</text:p>
      <text:p text:style-name="Standard">A comunicação dos indicadores será feita através do Status Report Semanal no tópico Sumário Executivo.</text:p>
      <text:p text:style-name="Standard"/>
      <text:list xml:id="list210135663666172" text:continue-numbering="true" text:style-name="WWNum1">
        <text:list-item>
          <text:h text:style-name="P10" text:outline-level="1"><text:bookmark-start text:name="_Toc427092164"/>Gestão de Riscos e Problemas<text:bookmark-end text:name="_Toc427092164"/></text:h>
        </text:list-item>
      </text:list>
      <text:p text:style-name="Comments">[Liste os riscos e estratégias associadas, considerando os itens Severidade, Probabilidade, Impacto, Ação. </text:p>
      <text:p text:style-name="Comments">Liste os problemas considerando os itens Severidade, Urgência, Impacto, Ação.<text:line-break/>Esta seção será criada a partir do template de <text:a xlink:type="simple" xlink:href="http://escritoriodeprojetos.com.br/SharedFiles/Download.aspx?pageid=92&amp;mid=24&amp;fileid=741" text:style-name="Internet_20_link" text:visited-style-name="Visited_20_Internet_20_Link">Registro dos riscos e dos problemas.xlsx</text:a>. ]</text:p>
      <text:p text:style-name="Standard">Veja o <text:a xlink:type="simple" xlink:href="http://escritoriodeprojetos.com.br/SharedFiles/Download.aspx?pageid=92&amp;mid=24&amp;fileid=741" text:style-name="Internet_20_link" text:visited-style-name="Visited_20_Internet_20_Link">Registro dos riscos e dos problemas.xlsx</text:a> em anexo.</text:p>
      <text:p text:style-name="Standard"/>
      <text:list xml:id="list210135753138347" text:continue-numbering="true" text:style-name="WWNum1">
        <text:list-item>
          <text:h text:style-name="P10" text:outline-level="1"><text:bookmark-start text:name="_Toc427092165"/><text:soft-page-break/>Gestão da Comunicação<text:bookmark-end text:name="_Toc427092165"/></text:h>
        </text:list-item>
      </text:list>
      <text:p text:style-name="Comments">[Defina como a comunicação de atividades críticas e / ou em progresso acontecerá durante a fase da execução do projeto. Os seguintes itens devem ser identificados: O que; Quando; Como; Para Quem. ]</text:p>
      <text:p text:style-name="Standard">A estratégia de comunicação está detalhada na Matriz de Comunicação em anexo.</text:p>
      <text:p text:style-name="Standard"/>
      <text:p text:style-name="Standard"/>
      <text:list xml:id="list210136193673359" text:continue-numbering="true" text:style-name="WWNum1">
        <text:list-item>
          <text:h text:style-name="P10" text:outline-level="1"><text:bookmark-start text:name="_Toc427092166"/><text:bookmark-start text:name="_Toc383331000"/>Gestão de mudança de Escopo<text:bookmark-end text:name="_Toc427092166"/><text:bookmark-end text:name="_Toc383331000"/></text:h>
        </text:list-item>
      </text:list>
      <text:p text:style-name="Comments">[Defina os critérios e fluxo de aprovação para as mudanças de escopo]</text:p>
      <text:p text:style-name="Standard">Toda mudança deverá ser solicitada através do <text:a xlink:type="simple" xlink:href="http://escritoriodeprojetos.com.br/SharedFiles/Download.aspx?pageid=92&amp;mid=24&amp;fileid=24" text:style-name="Internet_20_link" text:visited-style-name="Visited_20_Internet_20_Link">formulário</text:a> e enviada ao Gerente de Projeto por e-mail, o Gerente de Projeto fará sua avaliação, incluirá no <text:a xlink:type="simple" xlink:href="http://escritoriodeprojetos.com.br/SharedFiles/Download.aspx?pageid=92&amp;mid=24&amp;fileid=34" text:style-name="Internet_20_link" text:visited-style-name="Visited_20_Internet_20_Link">Log de Mudanças</text:a> e encaminhará para aprovação do patrocinador do projeto. O Log de Mudanças ficará na pasta do projeto e conterá todas as solicitações com seu status atualizado, mesmo que ela seja rejeitada.</text:p>
      <text:p text:style-name="Standard"/>
      <text:p text:style-name="Standard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table:number-columns-spanned="3" office:value-type="string">
            <text:p text:style-name="P8">Aprovações</text:p>
          </table:table-cell>
          <table:covered-table-cell/>
          <table:covered-table-cell/>
        </table:table-row>
        <table:table-row table:style-name="Table5.2">
          <table:table-cell table:style-name="Table5.A1" office:value-type="string">
            <text:p text:style-name="P8">Participante</text:p>
          </table:table-cell>
          <table:table-cell table:style-name="Table5.A1" office:value-type="string">
            <text:p text:style-name="P8">Assinatura</text:p>
          </table:table-cell>
          <table:table-cell table:style-name="Table5.A1" office:value-type="string">
            <text:p text:style-name="P8">Data</text:p>
          </table:table-cell>
        </table:table-row>
        <table:table-row table:style-name="Table5.3">
          <table:table-cell table:style-name="Table5.A3" office:value-type="string">
            <text:p text:style-name="Tabela">Patrocinador do Projeto</text:p>
          </table:table-cell>
          <table:table-cell table:style-name="Table5.B3" office:value-type="string">
            <text:p text:style-name="Standard"/>
          </table:table-cell>
          <table:table-cell table:style-name="Table5.C3" office:value-type="string">
            <text:p text:style-name="Standard"/>
          </table:table-cell>
        </table:table-row>
        <table:table-row table:style-name="Table5.3">
          <table:table-cell table:style-name="Table5.A4" office:value-type="string">
            <text:p text:style-name="Tabela">Gerente do Projeto</text:p>
          </table:table-cell>
          <table:table-cell table:style-name="Table5.B4" office:value-type="string">
            <text:p text:style-name="P9">Mateus Tomoo Yonemoto Peixoto</text:p>
          </table:table-cell>
          <table:table-cell table:style-name="Table5.C4" office:value-type="string">
            <text:p text:style-name="Standard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  <style:font-face style:name="Times1" svg:font-family="Times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pt" fo:country="BR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margin-top="0cm" fo:margin-bottom="0.353cm" loext:contextual-spacing="false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pt" fo:country="BR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00%" fo:text-align="start" style:justify-single-word="false" fo:orphans="2" fo:widows="2" style:writing-mode="lr-tb"/>
      <style:text-properties style:font-name="Calibri" fo:font-family="Calibri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212cm" fo:margin-bottom="0cm" loext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071cm" fo:margin-bottom="0cm" loext:contextual-spacing="false" fo:keep-together="always" fo:keep-with-next="always"/>
      <style:text-properties fo:color="#365f91" style:font-name="Cambria" fo:font-family="Cambria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DejaVu Sans" style:font-family-complex="'DejaVu Sans'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212cm" fo:margin-bottom="0cm" loext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071cm" fo:margin-bottom="0cm" loext:contextual-spacing="false" fo:keep-together="always" fo:keep-with-next="always"/>
      <style:text-properties fo:color="#365f91" style:font-name="Cambria" fo:font-family="Cambria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071cm" fo:margin-bottom="0cm" loext:contextual-spacing="false" fo:keep-together="always" fo:keep-with-next="always"/>
      <style:text-properties fo:color="#365f91" style:font-name="Cambria" fo:font-family="Cambria" style:font-family-generic="roman" style:font-pitch="variable" style:font-name-asian="Calibri1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071cm" fo:margin-bottom="0cm" loext:contextual-spacing="false" fo:keep-together="always" fo:keep-with-next="always"/>
      <style:text-properties fo:color="#243f60" style:font-name="Cambria" fo:font-family="Cambria" style:font-family-generic="roman" style:font-pitch="variable" style:font-name-asian="Calibri1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071cm" fo:margin-bottom="0cm" loext:contextual-spacing="false" fo:keep-together="always" fo:keep-with-next="always"/>
      <style:text-properties fo:color="#243f60" style:font-name="Cambria" fo:font-family="Cambria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071cm" fo:margin-bottom="0cm" loext:contextual-spacing="false" fo:keep-together="always" fo:keep-with-next="always"/>
      <style:text-properties fo:color="#272727" style:font-name="Cambria" fo:font-family="Cambria" style:font-family-generic="roman" style:font-pitch="variable" fo:font-size="10.5pt" style:font-name-asian="Calibri1" style:font-family-asian="Calibri" style:font-family-generic-asian="system" style:font-pitch-asian="variable" style:font-size-asian="10.5pt" style:font-name-complex="DejaVu Sans" style:font-family-complex="'DejaVu Sans'" style:font-family-generic-complex="system" style:font-pitch-complex="variable" style:font-size-complex="10.5p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071cm" fo:margin-bottom="0cm" loext:contextual-spacing="false" fo:keep-together="always" fo:keep-with-next="always"/>
      <style:text-properties fo:color="#272727" style:font-name="Cambria" fo:font-family="Cambria" style:font-family-generic="roman" style:font-pitch="variable" fo:font-size="10.5pt" fo:font-style="italic" style:font-name-asian="Calibri1" style:font-family-asian="Calibri" style:font-family-generic-asian="system" style:font-pitch-asian="variable" style:font-size-asian="10.5pt" style:font-style-asian="italic" style:font-name-complex="DejaVu Sans" style:font-family-complex="'DejaVu Sans'" style:font-family-generic-complex="system" style:font-pitch-complex="variable" style:font-size-complex="10.5pt" style:font-style-complex="italic"/>
    </style:style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Descrição" style:family="paragraph" style:parent-style-name="Header" style:default-outline-level="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fo:font-size="8pt" fo:language="en" fo:country="US" style:font-name-asian="Times1" style:font-family-asian="Times" style:font-family-generic-asian="system" style:font-pitch-asian="variable" style:font-size-asian="8pt" style:language-asian="pt" style:country-asian="BR" style:font-name-complex="Times New Roman1" style:font-family-complex="'Times New Roman'" style:font-family-generic-complex="system" style:font-pitch-complex="variable" style:font-size-complex="10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abela" style:family="paragraph" style:parent-style-name="Standard" style:default-outline-level="">
      <style:text-properties style:font-name-asian="Times1" style:font-family-asian="Times" style:font-family-generic-asian="system" style:font-pitch-asian="variable" style:language-asian="pt" style:country-asian="BR" style:font-name-complex="Times New Roman1" style:font-family-complex="'Times New Roman'" style:font-family-generic-complex="system" style:font-pitch-complex="variable" style:font-size-complex="8pt"/>
    </style:style>
    <style:style style:name="Normal_20__28_Web_29_" style:display-name="Normal (Web)" style:family="paragraph" style:parent-style-name="Standard" style:default-outline-level=""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Title" style:family="paragraph" style:parent-style-name="Standard" style:next-style-name="Standard" style:default-outline-level="" style:class="chapter">
      <style:paragraph-properties fo:margin-top="0cm" fo:margin-bottom="0cm" loext:contextual-spacing="true"/>
      <style:text-properties fo:color="#1f497d" style:font-name="Cambria" fo:font-family="Cambria" style:font-family-generic="roman" style:font-pitch="variable" fo:font-size="14pt" fo:letter-spacing="normal" style:letter-kerning="true" style:font-name-asian="Calibri1" style:font-family-asian="Calibri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28pt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cm" fo:margin-bottom="0.176cm" loext:contextual-spacing="false"/>
    </style:style>
    <style:style style:name="Contents_20_Heading" style:display-name="Contents Heading" style:family="paragraph" style:parent-style-name="Heading_20_1" style:next-style-name="Standard" style:default-outline-level="" style:list-style-name="" style:class="index">
      <style:paragraph-properties fo:margin-top="0.423cm" fo:margin-bottom="0cm" loext:contextual-spacing="false"/>
      <style:text-properties fo:font-size="16pt" fo:font-weight="normal" style:font-size-asian="16pt" style:font-weight-asian="normal" style:font-size-complex="16pt" style:font-weight-complex="normal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388cm" fo:margin-right="0cm" fo:margin-top="0cm" fo:margin-bottom="0.176cm" loext:contextual-spacing="false" fo:text-indent="0cm" style:auto-text-indent="false"/>
    </style:style>
    <style:style style:name="Versões" style:family="paragraph" style:default-outline-level="">
      <style:paragraph-properties fo:margin-top="0cm" fo:margin-bottom="0cm" loext:contextual-spacing="false" fo:line-height="100%" fo:text-align="center" style:justify-single-word="false" fo:orphans="2" fo:widows="2" style:writing-mode="lr-tb"/>
      <style:text-properties style:font-name="Calibri" fo:font-family="Calibri" style:font-family-generic="roman" style:font-pitch="variable"/>
    </style:style>
    <style:style style:name="Comments" style:family="paragraph" style:parent-style-name="Descrição" style:auto-update="true" style:default-outline-level="">
      <style:text-properties style:font-name="Calibri" fo:font-family="Calibri" style:font-family-generic="roman" style:font-pitch="variable" fo:language="pt" fo:country="BR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ing_20_1_20_Char" style:display-name="Heading 1 Char" style:family="text" style:parent-style-name="Default_20_Paragraph_20_Font">
      <style:text-properties fo:color="#365f91" style:font-name="Cambria" fo:font-family="Cambria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Heading_20_3_20_Char" style:display-name="Heading 3 Char" style:family="text" style:parent-style-name="Default_20_Paragraph_20_Font">
      <style:text-properties fo:color="#365f91" style:font-name="Cambria" fo:font-family="Cambria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weight-complex="bold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Title_20_Char" style:display-name="Title Char" style:family="text" style:parent-style-name="Default_20_Paragraph_20_Font">
      <style:text-properties fo:color="#1f497d" style:font-name="Cambria" fo:font-family="Cambria" style:font-family-generic="roman" style:font-pitch="variable" fo:font-size="14pt" fo:letter-spacing="normal" style:letter-kerning="true" style:font-name-asian="Calibri1" style:font-family-asian="Calibri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28pt"/>
    </style:style>
    <style:style style:name="Heading_20_2_20_Char" style:display-name="Heading 2 Char" style:family="text" style:parent-style-name="Default_20_Paragraph_20_Font">
      <style:text-properties fo:color="#365f91" style:font-name="Cambria" fo:font-family="Cambria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DejaVu Sans" style:font-family-complex="'DejaVu Sans'" style:font-family-generic-complex="system" style:font-pitch-complex="variable" style:font-size-complex="13pt"/>
    </style:style>
    <style:style style:name="Heading_20_4_20_Char" style:display-name="Heading 4 Char" style:family="text" style:parent-style-name="Default_20_Paragraph_20_Font">
      <style:text-properties fo:color="#365f91" style:font-name="Cambria" fo:font-family="Cambria" style:font-family-generic="roman" style:font-pitch="variable" fo:font-size="10pt" fo:font-style="italic" style:font-name-asian="Calibri1" style:font-family-asian="Calibri" style:font-family-generic-asian="system" style:font-pitch-asian="variable" style:font-size-asian="10pt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5_20_Char" style:display-name="Heading 5 Char" style:family="text" style:parent-style-name="Default_20_Paragraph_20_Font">
      <style:text-properties fo:color="#365f91" style:font-name="Cambria" fo:font-family="Cambria" style:font-family-generic="roman" style:font-pitch="variable" fo:font-size="10pt" style:font-name-asian="Calibri1" style:font-family-asian="Calibri" style:font-family-generic-asian="system" style:font-pitch-asian="variable" style:font-size-asian="10pt" style:font-name-complex="DejaVu Sans" style:font-family-complex="'DejaVu Sans'" style:font-family-generic-complex="system" style:font-pitch-complex="variable"/>
    </style:style>
    <style:style style:name="Heading_20_6_20_Char" style:display-name="Heading 6 Char" style:family="text" style:parent-style-name="Default_20_Paragraph_20_Font">
      <style:text-properties fo:color="#243f60" style:font-name="Cambria" fo:font-family="Cambria" style:font-family-generic="roman" style:font-pitch="variable" fo:font-size="10pt" style:font-name-asian="Calibri1" style:font-family-asian="Calibri" style:font-family-generic-asian="system" style:font-pitch-asian="variable" style:font-size-asian="10pt" style:font-name-complex="DejaVu Sans" style:font-family-complex="'DejaVu Sans'" style:font-family-generic-complex="system" style:font-pitch-complex="variable"/>
    </style:style>
    <style:style style:name="Heading_20_7_20_Char" style:display-name="Heading 7 Char" style:family="text" style:parent-style-name="Default_20_Paragraph_20_Font">
      <style:text-properties fo:color="#243f60" style:font-name="Cambria" fo:font-family="Cambria" style:font-family-generic="roman" style:font-pitch="variable" fo:font-size="10pt" fo:font-style="italic" style:font-name-asian="Calibri1" style:font-family-asian="Calibri" style:font-family-generic-asian="system" style:font-pitch-asian="variable" style:font-size-asian="10pt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8_20_Char" style:display-name="Heading 8 Char" style:family="text" style:parent-style-name="Default_20_Paragraph_20_Font">
      <style:text-properties fo:color="#272727" style:font-name="Cambria" fo:font-family="Cambria" style:font-family-generic="roman" style:font-pitch="variable" fo:font-size="10.5pt" style:font-name-asian="Calibri1" style:font-family-asian="Calibri" style:font-family-generic-asian="system" style:font-pitch-asian="variable" style:font-size-asian="10.5pt" style:font-name-complex="DejaVu Sans" style:font-family-complex="'DejaVu Sans'" style:font-family-generic-complex="system" style:font-pitch-complex="variable" style:font-size-complex="10.5pt"/>
    </style:style>
    <style:style style:name="Heading_20_9_20_Char" style:display-name="Heading 9 Char" style:family="text" style:parent-style-name="Default_20_Paragraph_20_Font">
      <style:text-properties fo:color="#272727" style:font-name="Cambria" fo:font-family="Cambria" style:font-family-generic="roman" style:font-pitch="variable" fo:font-size="10.5pt" fo:font-style="italic" style:font-name-asian="Calibri1" style:font-family-asian="Calibri" style:font-family-generic-asian="system" style:font-pitch-asian="variable" style:font-size-asian="10.5pt" style:font-style-asian="italic" style:font-name-complex="DejaVu Sans" style:font-family-complex="'DejaVu Sans'" style:font-family-generic-complex="system" style:font-pitch-complex="variable" style:font-size-complex="10.5pt" style:font-style-complex="italic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Versões_20_Char" style:display-name="Versões Char" style:family="text" style:parent-style-name="Default_20_Paragraph_20_Font">
      <style:text-properties style:font-name="Calibri" fo:font-family="Calibri" style:font-family-generic="roman" style:font-pitch="variable"/>
    </style:style>
    <style:style style:name="Comments_20_Char" style:display-name="Comments Char" style:family="text" style:parent-style-name="Default_20_Paragraph_20_Font">
      <style:text-properties fo:font-size="8pt" style:font-name-asian="Times1" style:font-family-asian="Times" style:font-family-generic-asian="system" style:font-pitch-asian="variable" style:font-size-asian="8pt" style:language-asian="pt" style:country-asian="BR" style:font-name-complex="Times New Roman1" style:font-family-complex="'Times New Roman'" style:font-family-generic-complex="system" style:font-pitch-complex="variable" style:font-size-complex="10pt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3" style:family="table">
      <style:table-properties style:width="14.901cm" fo:margin-top="0cm" fo:margin-bottom="0cm" table:align="center" style:writing-mode="lr-tb"/>
    </style:style>
    <style:style style:name="Table3.A" style:family="table-column">
      <style:table-column-properties style:column-width="11.451cm"/>
    </style:style>
    <style:style style:name="Table3.B" style:family="table-column">
      <style:table-column-properties style:column-width="3.45cm"/>
    </style:style>
    <style:style style:name="Table3.1" style:family="table-row">
      <style:table-row-properties style:min-row-height="1cm" fo:keep-together="auto"/>
    </style:style>
    <style:style style:name="Table3.A1" style:family="table-cell">
      <style:table-cell-properties style:vertical-align="middle" fo:padding-left="0.199cm" fo:padding-right="0.191cm" fo:padding-top="0cm" fo:padding-bottom="0cm" fo:border="0.5pt solid #00000a"/>
    </style:style>
    <style:style style:name="Table4" style:family="table">
      <style:table-properties style:width="16.265cm" fo:margin-top="0cm" fo:margin-bottom="0cm" table:align="center" style:writing-mode="lr-tb"/>
    </style:style>
    <style:style style:name="Table4.A" style:family="table-column">
      <style:table-column-properties style:column-width="6.911cm"/>
    </style:style>
    <style:style style:name="Table4.B" style:family="table-column">
      <style:table-column-properties style:column-width="9.354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middle" fo:padding-left="0.191cm" fo:padding-right="0.191cm" fo:padding-top="0cm" fo:padding-bottom="0cm" fo:border-left="none" fo:border-right="none" fo:border-top="0.5pt solid #00000a" fo:border-bottom="none"/>
    </style:style>
    <style:style style:name="Table4.A2" style:family="table-cell">
      <style:table-cell-properties style:vertical-align="middle" fo:padding-left="0.191cm" fo:padding-right="0.191cm" fo:padding-top="0cm" fo:padding-bottom="0cm" fo:border="none"/>
    </style:style>
    <style:style style:name="MP1" style:family="paragraph" style:parent-style-name="Comments">
      <style:paragraph-properties fo:margin-top="0cm" fo:margin-bottom="0.423cm" loext:contextual-spacing="false" fo:line-height="100%" fo:text-align="justify" style:justify-single-word="false"/>
      <style:text-properties style:font-name="Times" fo:font-size="11pt" style:font-name-asian="Times1" style:font-size-asian="11pt" style:language-asian="pt" style:country-asian="BR" style:font-name-complex="Times New Roman1" style:font-size-complex="11pt"/>
    </style:style>
    <style:style style:name="MP2" style:family="paragraph" style:parent-style-name="Comments">
      <style:paragraph-properties fo:margin-top="0cm" fo:margin-bottom="0.423cm" loext:contextual-spacing="false" fo:line-height="100%" fo:text-align="justify" style:justify-single-word="false"/>
      <style:text-properties style:font-name="Times" fo:font-size="10pt" style:font-name-asian="Times1" style:font-size-asian="10pt" style:language-asian="pt" style:country-asian="BR" style:font-name-complex="Times New Roman1" style:font-size-complex="10pt"/>
    </style:style>
    <style:style style:name="MP3" style:family="paragraph" style:parent-style-name="Header">
      <style:paragraph-properties fo:margin-top="0cm" fo:margin-bottom="0.423cm" loext:contextual-spacing="false" fo:line-height="100%" fo:text-align="justify" style:justify-single-word="false"/>
      <style:text-properties style:font-name="Times" fo:font-size="10pt" style:font-name-asian="Times1" style:font-size-asian="10pt" style:language-asian="pt" style:country-asian="BR" style:font-name-complex="Times New Roman1" style:font-size-complex="10pt"/>
    </style:style>
    <style:style style:name="MP4" style:family="paragraph" style:parent-style-name="Header">
      <style:paragraph-properties fo:margin-top="0cm" fo:margin-bottom="0.423cm" loext:contextual-spacing="false" fo:line-height="100%" fo:text-align="justify" style:justify-single-word="false"/>
      <style:text-properties style:font-name="Times" fo:font-size="10pt" officeooo:rsid="000aa6a4" officeooo:paragraph-rsid="000aa6a4" style:font-name-asian="Times1" style:font-size-asian="10pt" style:language-asian="pt" style:country-asian="BR" style:font-name-complex="Times New Roman1" style:font-size-complex="10pt"/>
    </style:style>
    <style:style style:name="MP5" style:family="paragraph" style:parent-style-name="Footer">
      <style:paragraph-properties fo:margin-top="0.212cm" fo:margin-bottom="0.212cm" loext:contextual-spacing="false"/>
      <style:text-properties fo:color="#244061"/>
    </style:style>
    <style:style style:name="MP6" style:family="paragraph" style:parent-style-name="Footer">
      <style:paragraph-properties fo:margin-top="0.212cm" fo:margin-bottom="0.212cm" loext:contextual-spacing="false" fo:text-align="end" style:justify-single-word="false"/>
    </style:style>
    <style:style style:name="MT1" style:family="text">
      <style:text-properties fo:color="#244061"/>
    </style:style>
    <style:style style:name="MT2" style:family="text"/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49cm" fo:margin-bottom="1.249cm" fo:margin-left="3cm" fo:margin-right="3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</office:automatic-styles>
  <office:master-styles>
    <style:master-page style:name="Standard" style:page-layout-name="Mpm1">
      <style:header>
        <table:table table:name="Table3" table:style-name="Table3">
          <table:table-column table:style-name="Table3.A"/>
          <table:table-column table:style-name="Table3.B"/>
          <table:table-row table:style-name="Table3.1">
            <table:table-cell table:style-name="Table3.A1" office:value-type="string">
              <text:p text:style-name="MP1"><text:title>Plano de gerenciamento do projeto</text:title></text:p>
            </table:table-cell>
            <table:table-cell table:style-name="Table3.A1" table:number-rows-spanned="2" office:value-type="string">
              <text:p text:style-name="MP2"><draw:frame draw:style-name="Mfr1" draw:name="Picture 2" text:anchor-type="as-char" svg:width="3.069cm" svg:height="1.344cm" draw:z-index="2"><draw:image xlink:href="Pictures/10000000000001A6000000B99809DB18601147A8.jpg" xlink:type="simple" xlink:show="embed" xlink:actuate="onLoad"/></draw:frame></text:p>
            </table:table-cell>
          </table:table-row>
          <table:table-row table:style-name="Table3.1">
            <table:table-cell table:style-name="Table3.A1" office:value-type="string">
              <text:p text:style-name="MP3"><text:subject>Nome do Projeto</text:subject></text:p>
              <text:p text:style-name="MP4">Controle Socios Clube</text:p>
            </table:table-cell>
            <table:covered-table-cell/>
          </table:table-row>
        </table:table>
        <text:p text:style-name="Header"/>
      </style:header>
      <style:footer>
        <table:table table:name="Table4" table:style-name="Table4">
          <table:table-column table:style-name="Table4.A"/>
          <table:table-column table:style-name="Table4.B"/>
          <table:table-row table:style-name="Table4.1">
            <table:table-cell table:style-name="Table4.A1" office:value-type="string">
              <text:p text:style-name="MP5"><text:file-name text:display="name-and-extension">PGP02.odt</text:file-name></text:p>
            </table:table-cell>
            <table:table-cell table:style-name="Table4.A1" office:value-type="string">
              <text:p text:style-name="MP6"><text:span text:style-name="MT1">Página </text:span><text:span text:style-name="MT1"><text:page-number text:select-page="current">3</text:page-number></text:span><text:span text:style-name="MT1"> de </text:span><text:span text:style-name="MT1"><text:page-count>3</text:page-count></text:span></text:p>
            </table:table-cell>
          </table:table-row>
          <table:table-row table:style-name="Table4.1">
            <table:table-cell table:style-name="Table4.A2" office:value-type="string">
              <text:p text:style-name="MP5">PMO Escritório de Projetos</text:p>
            </table:table-cell>
            <table:table-cell table:style-name="Table4.A2" office:value-type="string">
              <text:p text:style-name="MP6"><text:a xlink:type="simple" xlink:href="http://escritoriodeprojetos.com.br/" text:style-name="Internet_20_link" text:visited-style-name="Visited_20_Internet_20_Link">http://escritoriodeprojetos.com.br</text:a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lano de gerenciamento do projeto</dc:title>
    <dc:subject>Nome do Projeto</dc:subject>
    <meta:initial-creator>eduardo@escritoriodeprojetos.com.br</meta:initial-creator>
    <meta:keyword>Template</meta:keyword>
    <meta:keyword>Gerenciamento</meta:keyword>
    <meta:keyword>de</meta:keyword>
    <meta:keyword>Projetos</meta:keyword>
    <dc:creator>Mateus </dc:creator>
    <meta:editing-cycles>51</meta:editing-cycles>
    <meta:creation-date>2011-07-14T01:57:00</meta:creation-date>
    <dc:date>2016-08-31T21:01:35.391973950</dc:date>
    <meta:editing-duration>PT21H50M26S</meta:editing-duration>
    <meta:generator>LibreOffice/5.0.3.2$Linux_X86_64 LibreOffice_project/00m0$Build-2</meta:generator>
    <meta:document-statistic meta:table-count="5" meta:image-count="1" meta:object-count="0" meta:page-count="3" meta:paragraph-count="89" meta:word-count="660" meta:character-count="3965" meta:non-whitespace-character-count="3399"/>
    <meta:user-defined meta:name="AppVersion">15.0000</meta:user-defined>
    <meta:user-defined meta:name="Company">PMO Escritório de Projetos</meta:user-defined>
    <meta:user-defined meta:name="DocSecurity" meta:value-type="float">0</meta:user-defined>
    <meta:user-defined meta:name="HyperlinkBase">http://escritoriodeprojetos.com.br/SharedFiles/Download.aspx?pageid=18&amp;mid=24&amp;fileid=4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Template.dotx" xlink:href=""/>
  </office:meta>
</office:document-meta>
</file>